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1005" officeooo:paragraph-rsid="00091005"/>
    </style:style>
    <style:style style:name="P2" style:family="paragraph" style:parent-style-name="Standard">
      <style:text-properties officeooo:rsid="000a571a" officeooo:paragraph-rsid="000a571a"/>
    </style:style>
    <style:style style:name="P3" style:family="paragraph" style:parent-style-name="Standard">
      <style:text-properties officeooo:rsid="000c56f0" officeooo:paragraph-rsid="000c56f0"/>
    </style:style>
    <style:style style:name="P4" style:family="paragraph" style:parent-style-name="Standard">
      <style:text-properties officeooo:rsid="000d8004" officeooo:paragraph-rsid="000d8004"/>
    </style:style>
    <style:style style:name="P5" style:family="paragraph" style:parent-style-name="Standard">
      <style:text-properties officeooo:rsid="000f338e" officeooo:paragraph-rsid="000f338e"/>
    </style:style>
    <style:style style:name="T1" style:family="text">
      <style:text-properties officeooo:rsid="000a571a"/>
    </style:style>
    <style:style style:name="T2" style:family="text">
      <style:text-properties officeooo:rsid="000c56f0"/>
    </style:style>
    <style:style style:name="T3" style:family="text">
      <style:text-properties officeooo:rsid="000d80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 zet de tv aan en ziet dat er opstanden zijn in je land</text:p>
      <text:p text:style-name="P1">je negeert het (ga naar 1)</text:p>
      <text:p text:style-name="P1">je wordt al een beetje angstig (ga naar 2)</text:p>
      <text:p text:style-name="P1"/>
      <text:p text:style-name="P1">1</text:p>
      <text:p text:style-name="P1">De volgende dagen zie je dat het steeds onrustiger wordt, later hoor je een grote knal en ziet dat het oorlog is</text:p>
      <text:p text:style-name="P1">je blijft thuis en hoopt dat het snel over is (ga naar 3)</text:p>
      <text:p text:style-name="P1">je vlucht de stad uit en hoopt dat er ergens anders in het land geen oorlog is (ga naar 4)</text:p>
      <text:p text:style-name="P1"/>
      <text:p text:style-name="P1">2</text:p>
      <text:p text:style-name="P1">je vlucht de stad uit</text:p>
      <text:p text:style-name="P1">je vlucht ver weg in je land(ga naar 5)</text:p>
      <text:p text:style-name="P1">je vlucht niet ver weg in je land (ga naar 6)</text:p>
      <text:p text:style-name="P1"/>
      <text:p text:style-name="P1">3 </text:p>
      <text:p text:style-name="P1">Het is toch erger dan je dacht <text:span text:style-name="T1">je vlucht gelijk weg</text:span></text:p>
      <text:p text:style-name="P2">Je vlucht ver weg (ga naar 7)</text:p>
      <text:p text:style-name="P2">je vlucht niet ver weg in je land (ga naar 8)</text:p>
      <text:p text:style-name="P2"/>
      <text:p text:style-name="P2">4 </text:p>
      <text:p text:style-name="P2">Na lang reizen naar een andere stad zie je da het daar er net zo slecht aan toe is. De oorlog is dus een stuk groter dan je dacht</text:p>
      <text:p text:style-name="P2">Je vlucht naar de andere kant van je land <text:span text:style-name="T2">(ga naar 9)</text:span></text:p>
      <text:p text:style-name="P3">je probeert zo snel mogelijk je land uit te komen (ga naar 10)</text:p>
      <text:p text:style-name="P3"/>
      <text:p text:style-name="P3">5</text:p>
      <text:p text:style-name="P3">Je vlucht maar je was niet ver genoeg gevlucht. Je word opgepakt omdat je probeerde te vluchten</text:p>
      <text:p text:style-name="P3">stribbel tegen (ga naar 11)</text:p>
      <text:p text:style-name="P3">ga mee (ga naar 12)</text:p>
      <text:p text:style-name="P3"/>
      <text:p text:style-name="P3">6</text:p>
      <text:p text:style-name="P3"><text:s/><text:span text:style-name="T3">(ga naar 4)</text:span></text:p>
      <text:p text:style-name="P3"/>
      <text:p text:style-name="P4">7</text:p>
      <text:p text:style-name="P4">(ga naar 4)</text:p>
      <text:p text:style-name="P4"/>
      <text:p text:style-name="P4">8</text:p>
      <text:p text:style-name="P4">(ga naar 5)</text:p>
      <text:p text:style-name="P4"/>
      <text:p text:style-name="P4">9</text:p>
      <text:p text:style-name="P4">Je zoekt de snelste weg naar de andere kant van je land. Je kan kiezen tussen de bus en het vliegtuig.</text:p>
      <text:p text:style-name="P4">Je kiest de bus (ga naar 13)</text:p>
      <text:p text:style-name="P4">je kiest het vliegtuig (ga naar 14)</text:p>
      <text:p text:style-name="P4"/>
      <text:p text:style-name="P4">10</text:p>
      <text:p text:style-name="P4">Je gaat proberen over de grens te komen</text:p>
      <text:p text:style-name="P4">Je gaat naar de grens(ga naar 15)</text:p>
      <text:p text:style-name="P4"><text:soft-page-break/>je probeert contact te zoeken met smokkelaars (ga naar 16)</text:p>
      <text:p text:style-name="P4"/>
      <text:p text:style-name="P4">11</text:p>
      <text:p text:style-name="P4">Doordat je tegen stribbelt wordt je mee genomen</text:p>
      <text:p text:style-name="P4">vraag waar je naartoe wordt gebracht (ga naar 17)</text:p>
      <text:p text:style-name="P4">zeg niks (ga naar 17)</text:p>
      <text:p text:style-name="P4"/>
      <text:p text:style-name="P4">12</text:p>
      <text:p text:style-name="P4">Je bent aangekomen in de gevangenis</text:p>
      <text:p text:style-name="P4">je wacht 10 jaar tot je vrij bent (ga naar 18)</text:p>
      <text:p text:style-name="P4">je probeert weg te komen (ga naar 19)</text:p>
      <text:p text:style-name="P4"/>
      <text:p text:style-name="P5">18</text:p>
      <text:p text:style-name="P5">Je wacht 10 jaar </text:p>
      <text:p text:style-name="P5"/>
      <text:p text:style-name="P5">je bent vrij</text:p>
      <text:p text:style-name="P5"/>
      <text:p text:style-name="P5">Het is 10 jaar later en de grensen zijn een stuk minder streng bewaakt.</text:p>
      <text:p text:style-name="P5">Je gaat naar de overkant (ga naar 19)</text:p>
      <text:p text:style-name="P5">je bedenkt je. Je gaat terug naar huis en wacht de oorlog af (ga naar 20</text:p>
      <text:p text:style-name="P5"/>
      <text:p text:style-name="P5"/>
      <text:p text:style-name="P5"/>
      <text:p text:style-name="P4"/>
      <text:p text:style-name="P4"/>
      <text:p text:style-name="P3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11:38:26.673000000</meta:creation-date>
    <dc:date>2021-10-29T17:23:24.520000000</dc:date>
    <meta:editing-duration>PT4H43M56S</meta:editing-duration>
    <meta:editing-cycles>1</meta:editing-cycles>
    <meta:document-statistic meta:table-count="0" meta:image-count="0" meta:object-count="0" meta:page-count="2" meta:paragraph-count="51" meta:word-count="393" meta:character-count="1791" meta:non-whitespace-character-count="1445"/>
    <meta:generator>LibreOffice/7.2.0.4$Windows_X86_64 LibreOffice_project/9a9c6381e3f7a62afc1329bd359cc48accb6435b</meta:generator>
  </office:meta>
</office:document-meta>
</file>